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fill-color="#5e8ac7" draw:textarea-horizontal-align="justify" draw:textarea-vertical-align="middle" draw:auto-grow-height="false" fo:min-height="2.29cm" fo:min-width="25.44cm"/>
    </style:style>
    <style:style style:name="gr3" style:family="graphic" style:parent-style-name="standard">
      <style:graphic-properties svg:stroke-width="0.018cm" svg:stroke-color="#00508f" draw:marker-start-width="0.227cm" draw:marker-end-width="0.227cm" draw:fill-color="#5e8ac7" draw:textarea-horizontal-align="justify" draw:textarea-vertical-align="top" draw:auto-grow-height="false" fo:min-height="19.322cm" fo:min-width="5.991cm" fo:padding-top="0.134cm" fo:padding-bottom="0.134cm" fo:padding-left="0.259cm" fo:padding-right="0.259cm"/>
    </style:style>
    <style:style style:name="gr4" style:family="graphic" style:parent-style-name="standard">
      <style:graphic-properties draw:fill-color="#5e8ac7" draw:textarea-horizontal-align="justify" draw:textarea-vertical-align="top" draw:auto-grow-height="false" fo:min-height="1.782cm" fo:min-width="18.931cm"/>
    </style:style>
    <style:style style:name="gr5" style:family="graphic" style:parent-style-name="objectwithoutfill">
      <style:graphic-properties svg:stroke-width="0.106cm" svg:stroke-color="#ffffff" draw:marker-start-width="0.358cm" draw:marker-end-width="0.358cm" draw:fill="none" draw:fill-color="#ffffff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svg:stroke-color="#ffffff" draw:marker-start-width="0.359cm" draw:marker-end-width="0.359cm" draw:fill="none" draw:fill-color="#ffffff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fill-color="#5e8ac7" draw:textarea-horizontal-align="justify" draw:textarea-vertical-align="top" draw:auto-grow-height="false" fo:min-height="1.782cm" fo:min-width="2.421cm"/>
    </style:style>
    <style:style style:name="gr8" style:family="graphic" style:parent-style-name="standard">
      <style:graphic-properties draw:fill-color="#5e8ac7" draw:textarea-horizontal-align="justify" draw:textarea-vertical-align="middle" draw:auto-grow-height="false" fo:min-height="1.782cm" fo:min-width="4.41cm"/>
    </style:style>
    <style:style style:name="gr9" style:family="graphic" style:parent-style-name="objectwithoutfill">
      <style:graphic-properties svg:stroke-width="0.053cm" svg:stroke-color="#ff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1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2" style:family="graphic" style:parent-style-name="standard">
      <style:graphic-properties draw:fill-color="#5e8ac7" draw:textarea-horizontal-align="justify" draw:textarea-vertical-align="middle" draw:auto-grow-height="false" fo:min-height="0.677cm" fo:min-width="4.326cm"/>
    </style:style>
    <style:style style:name="gr13" style:family="graphic" style:parent-style-name="standard">
      <style:graphic-properties draw:fill-color="#f58220" draw:textarea-horizontal-align="justify" draw:textarea-vertical-align="top" draw:auto-grow-height="false" fo:min-height="1.147cm" fo:min-width="2.294cm"/>
    </style:style>
    <style:style style:name="gr14" style:family="graphic" style:parent-style-name="standard">
      <style:graphic-properties draw:fill-color="#00a65d" draw:textarea-horizontal-align="justify" draw:textarea-vertical-align="middle" draw:auto-grow-height="false" fo:min-height="0.945cm" fo:min-width="2.016cm"/>
    </style:style>
    <style:style style:name="gr15" style:family="graphic" style:parent-style-name="standard">
      <style:graphic-properties draw:fill-color="#ed1c24" draw:textarea-horizontal-align="justify" draw:textarea-vertical-align="middle" draw:auto-grow-height="false" fo:min-height="0.793cm" fo:min-width="1.864cm"/>
    </style:style>
    <style:style style:name="gr16" style:family="graphic" style:parent-style-name="standard">
      <style:graphic-properties draw:fill-color="#00a65d" draw:textarea-horizontal-align="justify" draw:textarea-vertical-align="middle" draw:auto-grow-height="false" fo:min-height="0.793cm" fo:min-width="1.864cm"/>
    </style:style>
    <style:style style:name="gr17" style:family="graphic" style:parent-style-name="standard">
      <style:graphic-properties draw:fill-color="#dddddd" draw:textarea-horizontal-align="justify" draw:textarea-vertical-align="top" draw:auto-grow-height="false" fo:min-height="4.195cm" fo:min-width="5.215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0.766cm" fo:min-width="5.322cm"/>
    </style:style>
    <style:style style:name="gr21" style:family="graphic" style:parent-style-name="standard">
      <style:graphic-properties draw:stroke="none" svg:stroke-color="#000000" draw:fill="none" draw:fill-color="#ffffff" fo:min-height="1.274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783cm" fo:min-width="1.676cm"/>
    </style:style>
    <style:style style:name="gr23" style:family="graphic" style:parent-style-name="standard">
      <style:graphic-properties draw:fill-color="#ed1c24" draw:textarea-horizontal-align="justify" draw:textarea-vertical-align="middle" draw:auto-grow-height="false" fo:min-height="0.668cm" fo:min-width="1.688cm"/>
    </style:style>
    <style:style style:name="gr24" style:family="graphic" style:parent-style-name="standard" style:list-style-name="L1">
      <style:graphic-properties draw:fill-color="#dddddd" draw:textarea-horizontal-align="justify" draw:textarea-vertical-align="middle" draw:auto-grow-height="false" fo:min-height="0.766cm" fo:min-width="5.322cm"/>
    </style:style>
    <style:style style:name="P1" style:family="paragraph">
      <loext:graphic-properties draw:fill-color="#5e8ac7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5e8ac7"/>
      <style:paragraph-properties fo:text-align="center"/>
      <style:text-properties fo:color="#f58220" style:font-name="Go Medium" fo:font-size="48pt" style:text-underline-style="solid" style:text-underline-width="auto" style:text-underline-color="font-color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loext:graphic-properties draw:fill-color="#5e8ac7"/>
      <style:paragraph-properties fo:text-align="center"/>
      <style:text-properties fo:color="#ffffff" style:font-name="Go Medium" fo:font-size="20pt" style:font-size-asian="20pt" style:font-size-complex="20pt"/>
    </style:style>
    <style:style style:name="P6" style:family="paragraph">
      <loext:graphic-properties draw:fill-color="#5e8ac7"/>
      <style:paragraph-properties fo:text-align="start"/>
      <style:text-properties fo:color="#ffffff" style:font-name="Go Medium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-color="#5e8ac7"/>
      <style:paragraph-properties fo:text-align="center"/>
      <style:text-properties fo:color="#ffffff" style:font-name="Go Medium"/>
    </style:style>
    <style:style style:name="P10" style:family="paragraph">
      <loext:graphic-properties draw:fill-color="#5e8ac7"/>
      <style:paragraph-properties fo:text-align="center"/>
      <style:text-properties fo:color="#ffffff" style:font-name="Go Medium" fo:font-size="10pt" style:font-size-asian="10pt" style:font-size-complex="10pt"/>
    </style:style>
    <style:style style:name="P11" style:family="paragraph">
      <loext:graphic-properties draw:fill-color="#5e8ac7"/>
      <style:paragraph-properties fo:text-align="center"/>
      <style:text-properties fo:color="#ffffff" style:font-name="Go Medium" fo:font-size="16pt" style:font-size-asian="16pt" style:font-size-complex="16pt"/>
    </style:style>
    <style:style style:name="P12" style:family="paragraph">
      <loext:graphic-properties draw:fill-color="#f58220"/>
      <style:paragraph-properties fo:text-align="center"/>
      <style:text-properties fo:color="#ffffff" style:font-name="MathJax_Typewriter" fo:font-size="14pt" style:font-size-asian="14pt" style:font-size-complex="14pt"/>
    </style:style>
    <style:style style:name="P13" style:family="paragraph">
      <loext:graphic-properties draw:fill-color="#00a65d"/>
      <style:paragraph-properties fo:text-align="center"/>
      <style:text-properties fo:color="#ffffff" style:font-name="MathJax_Typewriter"/>
    </style:style>
    <style:style style:name="P14" style:family="paragraph">
      <loext:graphic-properties draw:fill-color="#ed1c24"/>
      <style:paragraph-properties fo:text-align="center"/>
      <style:text-properties fo:color="#ffffff" style:font-name="MathJax_Typewriter"/>
    </style:style>
    <style:style style:name="P15" style:family="paragraph">
      <loext:graphic-properties draw:fill-color="#dddddd"/>
      <style:paragraph-properties fo:text-align="start"/>
      <style:text-properties fo:color="#666666" style:font-name="Go Medium" fo:font-size="12pt" style:font-size-asian="12pt" style:font-size-complex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dddddd"/>
      <style:paragraph-properties fo:text-align="start"/>
      <style:text-properties fo:color="#666666" fo:font-size="14pt" style:font-size-asian="14pt" style:font-size-complex="14pt"/>
    </style:style>
    <style:style style:name="P19" style:family="paragraph">
      <style:text-properties fo:color="#ffffff" style:font-name="Go Medium"/>
    </style:style>
    <style:style style:name="P20" style:family="paragraph">
      <loext:graphic-properties draw:fill="none" draw:fill-color="#ffffff"/>
      <style:text-properties fo:color="#ffffff" style:font-name="Go Medium"/>
    </style:style>
    <style:style style:name="P21" style:family="paragraph">
      <loext:graphic-properties draw:fill-color="#00a65d"/>
      <style:paragraph-properties fo:text-align="center"/>
      <style:text-properties fo:color="#ffffff" style:font-name="Go Medium"/>
    </style:style>
    <style:style style:name="P22" style:family="paragraph">
      <loext:graphic-properties draw:fill-color="#ed1c24"/>
      <style:paragraph-properties fo:text-align="center"/>
      <style:text-properties fo:color="#ffffff" style:font-name="Go Medium"/>
    </style:style>
    <style:style style:name="P23" style:family="paragraph">
      <loext:graphic-properties draw:fill-color="#dddddd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font-name="Go Medium"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color="#ffffff" style:font-name="Go Medium" fo:font-size="20pt" style:font-size-asian="20pt" style:font-size-complex="20pt"/>
    </style:style>
    <style:style style:name="T3" style:family="text">
      <style:text-properties fo:color="#ffffff" style:font-name="Go Medium" fo:font-size="18pt" style:font-size-asian="18pt" style:font-size-complex="18pt"/>
    </style:style>
    <style:style style:name="T4" style:family="text">
      <style:text-properties fo:color="#ffffff" style:font-name="Go Medium"/>
    </style:style>
    <style:style style:name="T5" style:family="text">
      <style:text-properties fo:color="#ffffff" style:font-name="Go Medium" fo:font-size="10pt" style:font-size-asian="10pt" style:font-size-complex="10pt"/>
    </style:style>
    <style:style style:name="T6" style:family="text">
      <style:text-properties fo:color="#ffffff" style:font-name="Go Medium" fo:font-size="16pt" style:font-size-asian="16pt" style:font-size-complex="16pt"/>
    </style:style>
    <style:style style:name="T7" style:family="text">
      <style:text-properties fo:color="#ffffff" style:font-name="MathJax_Typewriter" fo:font-size="14pt" style:font-size-asian="14pt" style:font-size-complex="14pt"/>
    </style:style>
    <style:style style:name="T8" style:family="text">
      <style:text-properties fo:color="#ffffff" style:font-name="MathJax_Typewriter"/>
    </style:style>
    <style:style style:name="T9" style:family="text">
      <style:text-properties fo:color="#666666" style:font-name="Go Medium" fo:font-size="12pt" style:font-size-asian="12pt" style:font-size-complex="12pt"/>
    </style:style>
    <style:style style:name="T10" style:family="text">
      <style:text-properties fo:color="#66666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94cm" svg:height="2.54cm" svg:x="1cm" svg:y="1cm">
          <text:p text:style-name="P2"><text:span text:style-name="T1">Schedule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509cm" svg:height="19.59cm" svg:x="20.431cm" svg:y="1cm">
          <text:p text:style-name="P4"><text:span text:style-name="T2"/></text:p>
          <text:p text:style-name="P4"><text:span text:style-name="T2"/></text:p>
          <text:p text:style-name="P4"><text:span text:style-name="T3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9.431cm" svg:height="2.032cm" svg:x="1cm" svg:y="3.54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7.511cm" svg:y1="3.54cm" svg:x2="17.51cm" svg:y2="20.71cm">
          <text:p/>
        </draw:line>
        <draw:line draw:style-name="gr6" draw:text-style-name="P7" draw:layer="layout" svg:x1="1cm" svg:y1="5.572cm" svg:x2="20.456cm" svg:y2="5.572cm">
          <text:p/>
        </draw:line>
        <draw:line draw:style-name="gr6" draw:text-style-name="P7" draw:layer="layout" svg:x1="1.025cm" svg:y1="3.491cm" svg:x2="20.456cm" svg:y2="3.491cm">
          <text:p/>
        </draw:line>
        <draw:line draw:style-name="gr6" draw:text-style-name="P7" draw:layer="layout" svg:x1="20.431cm" svg:y1="1cm" svg:x2="20.431cm" svg:y2="20.59cm">
          <text:p/>
        </draw:line>
        <draw:custom-shape draw:style-name="gr7" draw:text-style-name="P1" draw:layer="layout" svg:width="2.921cm" svg:height="2.032cm" svg:x="17.51cm" svg:y="3.54cm">
          <text:p text:style-name="P8"><text:span text:style-name="T4">Fri</text:span></text:p>
          <text:p text:style-name="P4"><text:span text:style-name="T4">dd-mm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21cm" svg:height="2.032cm" svg:x="14.589cm" svg:y="3.54cm">
          <text:p text:style-name="P8"><text:span text:style-name="T4">Thu</text:span></text:p>
          <text:p text:style-name="P4"><text:span text:style-name="T4">dd-mm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4.612cm" svg:y1="3.54cm" svg:x2="14.611cm" svg:y2="20.71cm">
          <text:p/>
        </draw:line>
        <draw:custom-shape draw:style-name="gr7" draw:text-style-name="P1" draw:layer="layout" svg:width="2.921cm" svg:height="2.032cm" svg:x="11.689cm" svg:y="3.54cm">
          <text:p text:style-name="P8"><text:span text:style-name="T4">Wed</text:span></text:p>
          <text:p text:style-name="P4"><text:span text:style-name="T4">dd-mm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21cm" svg:height="2.032cm" svg:x="8.789cm" svg:y="3.54cm">
          <text:p text:style-name="P8"><text:span text:style-name="T4">Tue</text:span></text:p>
          <text:p text:style-name="P4"><text:span text:style-name="T4">dd-mm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921cm" svg:height="2.032cm" svg:x="5.889cm" svg:y="3.54cm">
          <text:p text:style-name="P4"><text:span text:style-name="T4">Mon</text:span></text:p>
          <text:p text:style-name="P4"><text:span text:style-name="T4">dd-mm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91cm" svg:height="2.032cm" svg:x="1cm" svg:y="3.54cm">
          <text:p text:style-name="P4"><text:span text:style-name="T4">Time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1.713cm" svg:y1="3.54cm" svg:x2="11.712cm" svg:y2="20.71cm">
          <text:p/>
        </draw:line>
        <draw:line draw:style-name="gr5" draw:text-style-name="P7" draw:layer="layout" svg:x1="8.814cm" svg:y1="3.54cm" svg:x2="8.813cm" svg:y2="20.71cm">
          <text:p/>
        </draw:line>
        <draw:line draw:style-name="gr5" draw:text-style-name="P7" draw:layer="layout" svg:x1="5.915cm" svg:y1="3.54cm" svg:x2="5.914cm" svg:y2="20.71cm">
          <text:p/>
        </draw:line>
        <draw:line draw:style-name="gr5" draw:text-style-name="P7" draw:layer="layout" svg:x1="14.613cm" svg:y1="3.54cm" svg:x2="14.612cm" svg:y2="20.71cm">
          <text:p/>
        </draw:line>
        <draw:line draw:style-name="gr5" draw:text-style-name="P7" draw:layer="layout" svg:x1="17.512cm" svg:y1="3.54cm" svg:x2="17.511cm" svg:y2="20.71cm">
          <text:p/>
        </draw:line>
        <draw:line draw:style-name="gr6" draw:text-style-name="P7" draw:layer="layout" svg:x1="20.431cm" svg:y1="1cm" svg:x2="20.431cm" svg:y2="20.59cm">
          <text:p/>
        </draw:line>
        <draw:line draw:style-name="gr9" draw:text-style-name="P7" draw:layer="layout" svg:x1="20.427cm" svg:y1="7.154cm" svg:x2="0.996cm" svg:y2="7.156cm">
          <text:p/>
        </draw:line>
        <draw:line draw:style-name="gr9" draw:text-style-name="P7" draw:layer="layout" svg:x1="20.428cm" svg:y1="8.654cm" svg:x2="0.997cm" svg:y2="8.656cm">
          <text:p/>
        </draw:line>
        <draw:line draw:style-name="gr9" draw:text-style-name="P7" draw:layer="layout" svg:x1="20.428cm" svg:y1="10.154cm" svg:x2="0.997cm" svg:y2="10.156cm">
          <text:p/>
        </draw:line>
        <draw:line draw:style-name="gr9" draw:text-style-name="P7" draw:layer="layout" svg:x1="20.429cm" svg:y1="11.654cm" svg:x2="0.998cm" svg:y2="11.656cm">
          <text:p/>
        </draw:line>
        <draw:line draw:style-name="gr9" draw:text-style-name="P7" draw:layer="layout" svg:x1="20.43cm" svg:y1="13.154cm" svg:x2="0.999cm" svg:y2="13.156cm">
          <text:p/>
        </draw:line>
        <draw:line draw:style-name="gr9" draw:text-style-name="P7" draw:layer="layout" svg:x1="20.431cm" svg:y1="14.754cm" svg:x2="1cm" svg:y2="14.756cm">
          <text:p/>
        </draw:line>
        <draw:line draw:style-name="gr9" draw:text-style-name="P7" draw:layer="layout" svg:x1="20.432cm" svg:y1="16.354cm" svg:x2="1.001cm" svg:y2="16.356cm">
          <text:p/>
        </draw:line>
        <draw:line draw:style-name="gr9" draw:text-style-name="P7" draw:layer="layout" svg:x1="20.433cm" svg:y1="17.954cm" svg:x2="1.002cm" svg:y2="17.956cm">
          <text:p/>
        </draw:line>
        <draw:line draw:style-name="gr9" draw:text-style-name="P7" draw:layer="layout" svg:x1="20.434cm" svg:y1="19.454cm" svg:x2="1.003cm" svg:y2="19.456cm">
          <text:p/>
        </draw:line>
        <draw:custom-shape draw:style-name="gr10" draw:text-style-name="P10" draw:layer="layout" svg:width="4.826cm" svg:height="1.397cm" svg:x="1cm" svg:y="5.699cm">
          <text:p text:style-name="P4"><text:span text:style-name="T5">Start hour(SH)-SH+length(L)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826cm" svg:height="1.397cm" svg:x="1cm" svg:y="7.199cm">
          <text:p text:style-name="P4"><text:span text:style-name="T6">SH+L - SH+2L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826cm" svg:height="1.397cm" svg:x="1cm" svg:y="8.699cm">
          <text:p text:style-name="P4"><text:span text:style-name="T6">Start time+2length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826cm" svg:height="1.397cm" svg:x="1cm" svg:y="10.199cm">
          <text:p text:style-name="P4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826cm" svg:height="1.397cm" svg:x="1cm" svg:y="8.699cm">
          <text:p text:style-name="P4"><text:span text:style-name="T6">SH+2L - SH+3L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826cm" svg:height="1.397cm" svg:x="1cm" svg:y="11.6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826cm" svg:height="0.927cm" svg:x="1cm" svg:y="19.669cm">
          <text:p text:style-name="P4"><text:span text:style-name="T6">...-End Hour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794cm" svg:height="1.397cm" svg:x="5.953cm" svg:y="7.223cm">
          <text:p text:style-name="P4"><text:span text:style-name="T7">Robert</text:span></text:p>
          <text:p text:style-name="P4"><text:span text:style-name="T7">Pla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794cm" svg:height="1.397cm" svg:x="5.953cm" svg:y="8.723cm">
          <text:p text:style-name="P4"><text:span text:style-name="T7">Jimmy</text:span></text:p>
          <text:p text:style-name="P4"><text:span text:style-name="T7">P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794cm" svg:height="1.473cm" svg:x="5.953cm" svg:y="11.668cm">
          <text:p text:style-name="P4"><text:span text:style-name="T8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794cm" svg:height="1.473cm" svg:x="5.953cm" svg:y="10.144cm">
          <text:p text:style-name="P4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794cm" svg:height="1.473cm" svg:x="5.954cm" svg:y="5.644cm">
          <text:p text:style-name="P4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794cm" svg:height="1.473cm" svg:x="8.855cm" svg:y="5.644cm">
          <text:p text:style-name="P4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794cm" svg:height="1.473cm" svg:x="11.755cm" svg:y="5.644cm">
          <text:p text:style-name="P4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794cm" svg:height="1.473cm" svg:x="14.656cm" svg:y="5.644cm">
          <text:p text:style-name="P4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794cm" svg:height="1.473cm" svg:x="17.557cm" svg:y="5.644cm">
          <text:p text:style-name="P4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794cm" svg:height="1.473cm" svg:x="8.854cm" svg:y="7.168cm">
          <text:p text:style-name="P4"><text:span text:style-name="T8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794cm" svg:height="1.473cm" svg:x="8.855cm" svg:y="8.668cm">
          <text:p text:style-name="P4"><text:span text:style-name="T8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2.794cm" svg:height="1.397cm" svg:x="11.753cm" svg:y="8.723cm">
          <text:p text:style-name="P4"><text:span text:style-name="T7">Feliks</text:span></text:p>
          <text:p text:style-name="P4"><text:span text:style-name="T7">Zemdeg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794cm" svg:height="1.397cm" svg:x="11.753cm" svg:y="13.223cm">
          <text:p text:style-name="P4"><text:span text:style-name="T7">Tom</text:span></text:p>
          <text:p text:style-name="P4"><text:span text:style-name="T7">Scholz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794cm" svg:height="1.473cm" svg:x="11.756cm" svg:y="10.168cm">
          <text:p text:style-name="P4"><text:span text:style-name="T8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794cm" svg:height="1.473cm" svg:x="11.757cm" svg:y="11.668cm">
          <text:p text:style-name="P4"><text:span text:style-name="T8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5.715cm" svg:height="4.445cm" svg:x="20.812cm" svg:y="5.875cm">
          <text:p text:style-name="P2"><text:span text:style-name="T9">Results:</text:span></text:p>
          <draw:enhanced-geometry svg:viewBox="0 0 21600 21600" draw:type="rectangle" draw:enhanced-path="M 0 0 L 21600 0 21600 21600 0 21600 0 0 Z N"/>
        </draw:custom-shape>
        <draw:line draw:style-name="gr18" draw:text-style-name="P16" draw:layer="layout" svg:x1="26.273cm" svg:y1="6.116cm" svg:x2="26.273cm" svg:y2="5.989cm">
          <text:p/>
        </draw:line>
        <draw:line draw:style-name="gr19" draw:text-style-name="P16" draw:layer="layout" svg:x1="25.982cm" svg:y1="5.861cm" svg:x2="25.982cm" svg:y2="10.435cm">
          <text:p/>
        </draw:line>
        <draw:line draw:style-name="gr18" draw:text-style-name="P16" draw:layer="layout" svg:x1="26.273cm" svg:y1="9.799cm" svg:x2="26.273cm" svg:y2="10.18cm">
          <text:p/>
        </draw:line>
        <draw:custom-shape draw:style-name="gr20" draw:text-style-name="P18" draw:layer="layout" svg:width="5.822cm" svg:height="1.016cm" svg:x="20.812cm" svg:y="2.643cm">
          <text:p text:style-name="P17"><text:span text:style-name="T10">N</text:span></text:p>
          <draw:enhanced-geometry svg:viewBox="0 0 21600 21600" draw:type="rectangle" draw:enhanced-path="M 0 0 L 21600 0 21600 21600 0 21600 0 0 Z N"/>
        </draw:custom-shape>
        <draw:frame draw:style-name="gr21" draw:text-style-name="P20" draw:layer="layout" svg:width="5.842cm" svg:height="1.524cm" svg:x="20.812cm" svg:y="1.635cm">
          <draw:text-box>
            <text:p text:style-name="P19"><text:span text:style-name="T4">Get meetings</text:span></text:p>
          </draw:text-box>
        </draw:frame>
        <draw:frame draw:style-name="gr21" draw:text-style-name="P20" draw:layer="layout" svg:width="5.842cm" svg:height="1.524cm" svg:x="20.812cm" svg:y="3.535cm">
          <draw:text-box>
            <text:p text:style-name="P19"><text:span text:style-name="T4">d</text:span><text:span text:style-name="T4">a</text:span><text:span text:style-name="T4">y</text:span><text:span text:style-name="T4">s </text:span><text:span text:style-name="T4">o</text:span><text:span text:style-name="T4">l</text:span><text:span text:style-name="T4">d</text:span></text:p>
          </draw:text-box>
        </draw:frame>
        <draw:custom-shape draw:style-name="gr22" draw:text-style-name="P21" draw:layer="layout" svg:width="2.286cm" svg:height="1.143cm" svg:x="22.318cm" svg:y="4.457cm">
          <text:p text:style-name="P4"><text:span text:style-name="T4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layer="layout" svg:width="2.286cm" svg:height="1.016cm" svg:x="22.291cm" svg:y="10.541cm">
          <text:p text:style-name="P4"><text:span text:style-name="T4">D</text:span><text:span text:style-name="T4">e</text:span><text:span text:style-name="T4">l</text:span><text:span text:style-name="T4">e</text:span><text:span text:style-name="T4">t</text:span><text:span text:style-name="T4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3" draw:layer="layout" svg:width="5.822cm" svg:height="1.016cm" svg:x="20.812cm" svg:y="12.644cm">
          <text:p text:style-name="P17"><text:span text:style-name="T10">N</text:span></text:p>
          <draw:enhanced-geometry svg:viewBox="0 0 21600 21600" draw:type="rectangle" draw:enhanced-path="M 0 0 L 21600 0 21600 21600 0 21600 0 0 Z N"/>
        </draw:custom-shape>
        <draw:frame draw:style-name="gr21" draw:text-style-name="P20" draw:layer="layout" svg:width="5.842cm" svg:height="1.524cm" svg:x="20.812cm" svg:y="11.636cm">
          <draw:text-box>
            <text:p text:style-name="P19"><text:span text:style-name="T4">G</text:span><text:span text:style-name="T4">e</text:span><text:span text:style-name="T4">t</text:span><text:span text:style-name="T4"> </text:span><text:span text:style-name="T4">m</text:span><text:span text:style-name="T4">e</text:span><text:span text:style-name="T4">e</text:span><text:span text:style-name="T4">t</text:span><text:span text:style-name="T4">i</text:span><text:span text:style-name="T4">n</text:span><text:span text:style-name="T4">g</text:span><text:span text:style-name="T4">s</text:span></text:p>
          </draw:text-box>
        </draw:frame>
        <draw:frame draw:style-name="gr21" draw:text-style-name="P20" draw:layer="layout" svg:width="5.842cm" svg:height="1.524cm" svg:x="20.812cm" svg:y="13.536cm">
          <draw:text-box>
            <text:p text:style-name="P19"><text:span text:style-name="T4">hours old</text:span></text:p>
          </draw:text-box>
        </draw:frame>
        <draw:custom-shape draw:style-name="gr22" draw:text-style-name="P21" draw:layer="layout" svg:width="2.286cm" svg:height="1.143cm" svg:x="22.318cm" svg:y="14.458cm">
          <text:p text:style-name="P4"><text:span text:style-name="T4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5.715cm" svg:height="4.445cm" svg:x="20.812cm" svg:y="15.775cm">
          <text:p text:style-name="P2"><text:span text:style-name="T9">Results:</text:span></text:p>
          <draw:enhanced-geometry svg:viewBox="0 0 21600 21600" draw:type="rectangle" draw:enhanced-path="M 0 0 L 21600 0 21600 21600 0 21600 0 0 Z N"/>
        </draw:custom-shape>
        <draw:line draw:style-name="gr18" draw:text-style-name="P16" draw:layer="layout" svg:x1="26.273cm" svg:y1="16.016cm" svg:x2="26.273cm" svg:y2="15.889cm">
          <text:p/>
        </draw:line>
        <draw:line draw:style-name="gr19" draw:text-style-name="P16" draw:layer="layout" svg:x1="25.982cm" svg:y1="15.761cm" svg:x2="25.982cm" svg:y2="20.335cm">
          <text:p/>
        </draw:line>
        <draw:line draw:style-name="gr18" draw:text-style-name="P16" draw:layer="layout" svg:x1="26.273cm" svg:y1="19.699cm" svg:x2="26.273cm" svg:y2="20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4:52:16.610964999</meta:creation-date>
    <dc:date>2018-11-14T20:19:03.428708787</dc:date>
    <meta:editing-duration>PT1H3M7S</meta:editing-duration>
    <meta:editing-cycles>8</meta:editing-cycles>
    <meta:generator>LibreOffice/6.0.3.2$Linux_X86_64 LibreOffice_project/00m0$Build-2</meta:generator>
    <meta:document-statistic meta:object-count="69"/>
  </office:meta>
</office:document-meta>
</file>